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 style:text-autospace="none"/>
    </style:style>
    <style:style style:name="P2" style:family="paragraph">
      <style:paragraph-properties fo:margin-left="0cm" fo:margin-right="0cm" fo:text-align="start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 style:font-size-asian="14pt" style:font-size-complex="14pt"/>
    </style:style>
    <style:style style:name="T2" style:family="text">
      <style:text-properties fo:color="#000000" fo:font-family="'Times New Roman'" style:font-family-generic="roman" style:font-pitch="variable" fo:font-size="60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 Nic nie odłączy mnie</text:span><text:span text:style-name="T1"><text:line-break/></text:span><text:span text:style-name="T1">od Twej miłości</text:span><text:span text:style-name="T2"><text:line-break/></text:span><text:span text:style-name="T1">I nawet zło i śmierć</text:span><text:span text:style-name="T1"><text:line-break/></text:span><text:span text:style-name="T1">nie rozdzieli nas</text:span><text:span text:style-name="T1"><text:line-break/></text:span><text:span text:style-name="T1">Tyś przez Twój Święty Krzyż</text:span><text:span text:style-name="T1"><text:line-break/></text:span><text:span text:style-name="T1">otworzył drogę mi</text:span><text:span text:style-name="T2"><text:line-break/></text:span><text:span text:style-name="T1">Bym wolnym był</text:span><text:span text:style-name="T1"><text:line-break/></text:span><text:span text:style-name="T1">bym wiecznie ży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lleluja...</text:span><text:span text:style-name="T2"><text:line-break/></text:span><text:span text:style-name="T1">Tyś przez </text:span><text:span text:style-name="T1">Twój Święty Krzyż</text:span><text:span text:style-name="T1"><text:line-break/></text:span><text:span text:style-name="T1">otworzył drogę mi</text:span><text:span text:style-name="T2"><text:line-break/></text:span><text:span text:style-name="T1">Bym wolnym był</text:span><text:span text:style-name="T1"><text:line-break/></text:span><text:span text:style-name="T1">bym wiecznie ży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2. Jestem zwycięzcą</text:span><text:span text:style-name="T1"><text:line-break/></text:span><text:span text:style-name="T1">w Tobie mój Jezu</text:span><text:span text:style-name="T2"><text:line-break/></text:span><text:span text:style-name="T1">A Twoja cenna</text:span><text:span text:style-name="T1"><text:line-break/></text:span><text:span text:style-name="T1">Krew gładzi mój grzech</text:span><text:span text:style-name="T1"><text:line-break/></text:span><text:span text:style-name="T1">Nie lękam Panie się</text:span><text:span text:style-name="T1"><text:line-break/></text:span><text:span text:style-name="T1">bo wiem, że zmartwychwstanę</text:span><text:span text:style-name="T2"><text:line-break/></text:span><text:span text:style-name="T1">I będę tam gdzie jesteś 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Alleluja...</text:span><text:span text:style-name="T2"><text:line-break/></text:span><text:span text:style-name="T1">Nie lękam Panie się</text:span><text:span text:style-name="T1"><text:line-break/></text:span><text:span text:style-name="T1">bo wiem, </text:span><text:span text:style-name="T1">że zmartwychwstanę</text:span><text:span text:style-name="T2"><text:line-break/></text:span><text:span text:style-name="T1">I będę tam gdzie jesteś 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Dziś moje życie jest</text:span><text:span text:style-name="T1"><text:line-break/></text:span><text:span text:style-name="T1">życiem wiary</text:span><text:span text:style-name="T2"><text:line-break/></text:span><text:span text:style-name="T1">W Bożego Syna</text:span><text:span text:style-name="T1"><text:line-break/></text:span><text:span text:style-name="T1">On umiłował mnie</text:span><text:span text:style-name="T1"><text:line-break/></text:span><text:span text:style-name="T1">Samego siebie wydał za mnie</text:span><text:span text:style-name="T2"><text:line-break/></text:span><text:span text:style-name="T1">Łaską zbawienia</text:span><text:span text:style-name="T1"><text:line-break/></text:span><text:span text:style-name="T1">obdarzył m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lleluja...</text:span><text:span text:style-name="T2"><text:line-break/></text:span><text:span text:style-name="T1"><text:tab/></text:span><text:span text:style-name="T1">Samego siebie </text:span><text:span text:style-name="T1">wydał za mnie</text:span><text:span text:style-name="T2"><text:line-break/></text:span><text:span text:style-name="T1">Łaską zbawienia</text:span><text:span text:style-name="T1"><text:line-break/></text:span><text:span text:style-name="T1">obdarzył m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omyślnie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Pragnę dochować</text:span><text:span text:style-name="T1"><text:line-break/></text:span><text:span text:style-name="T1">Tobie wierności</text:span><text:span text:style-name="T2"><text:line-break/></text:span><text:span text:style-name="T1">I ustrzec wiary</text:span><text:span text:style-name="T1"><text:line-break/></text:span><text:span text:style-name="T1">danej mi na chrzcie</text:span><text:span text:style-name="T1"><text:line-break/></text:span><text:span text:style-name="T1">Już nie króluje grzech</text:span><text:span text:style-name="T1"><text:line-break/></text:span><text:span text:style-name="T1">lecz Twoja łaska Panie</text:span><text:span text:style-name="T2"><text:line-break/></text:span><text:span text:style-name="T1">Która nowym życiem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omyślnie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Alleluja...</text:span><text:span text:style-name="T2"><text:line-break/></text:span><text:span text:style-name="T1">Już nie króluje grzech</text:span><text:span text:style-name="T1"><text:line-break/></text:span><text:span text:style-name="T1">lecz Twoja łaska Panie</text:span><text:span text:style-name="T2"><text:line-break/></text:span><text:span text:style-name="T1">Która nowym życiem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8-08-22T20:38:21</meta:creation-date>
    <dc:creator>Rafał Talacha</dc:creator>
    <dc:date>2009-01-27T09:51:48</dc:date>
    <dc:language>pl-PL</dc:language>
    <meta:editing-cycles>6</meta:editing-cycles>
    <meta:editing-duration>PT12M38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